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o1" style:family="table">
      <style:table-properties style:width="17cm" style:rel-width="100%" fo:margin-left="-0.199cm" fo:margin-top="0cm" fo:margin-bottom="0cm" table:align="left" style:writing-mode="lr-tb"/>
    </style:style>
    <style:style style:name="Tablo1.A" style:family="table-column">
      <style:table-column-properties style:column-width="17cm" style:rel-column-width="65535*"/>
    </style:style>
    <style:style style:name="Tablo1.1" style:family="table-row">
      <style:table-row-properties fo:keep-together="auto"/>
    </style:style>
    <style:style style:name="Tablo1.A1" style:family="table-cell">
      <style:table-cell-properties fo:padding-left="0.199cm" fo:padding-right="0.191cm" fo:padding-top="0cm" fo:padding-bottom="0cm" fo:border="0.5pt solid #00000a"/>
    </style:style>
    <style:style style:name="Tablo2" style:family="table">
      <style:table-properties style:width="17cm" style:rel-width="100%" fo:margin-left="-0.199cm" fo:margin-top="0cm" fo:margin-bottom="0cm" table:align="left" style:writing-mode="lr-tb"/>
    </style:style>
    <style:style style:name="Tablo2.A" style:family="table-column">
      <style:table-column-properties style:column-width="17cm" style:rel-column-width="65535*"/>
    </style:style>
    <style:style style:name="Tablo2.1" style:family="table-row">
      <style:table-row-properties fo:keep-together="auto"/>
    </style:style>
    <style:style style:name="Tablo2.A1" style:family="table-cell">
      <style:table-cell-properties fo:padding-left="0.199cm" fo:padding-right="0.191cm" fo:padding-top="0cm" fo:padding-bottom="0cm" fo:border="0.5pt solid #00000a"/>
    </style:style>
    <style:style style:name="Tablo3" style:family="table">
      <style:table-properties style:width="17cm" style:rel-width="100%" fo:margin-left="-0.199cm" fo:margin-top="0cm" fo:margin-bottom="0cm" table:align="left" style:writing-mode="lr-tb"/>
    </style:style>
    <style:style style:name="Tablo3.A" style:family="table-column">
      <style:table-column-properties style:column-width="17cm" style:rel-column-width="65535*"/>
    </style:style>
    <style:style style:name="Tablo3.1" style:family="table-row">
      <style:table-row-properties fo:keep-together="auto"/>
    </style:style>
    <style:style style:name="Tablo3.A1" style:family="table-cell">
      <style:table-cell-properties fo:padding-left="0.199cm" fo:padding-right="0.191cm" fo:padding-top="0cm" fo:padding-bottom="0cm" fo:border="0.5pt solid #00000a"/>
    </style:style>
    <style:style style:name="Tablo4" style:family="table">
      <style:table-properties style:width="17cm" style:rel-width="100%" fo:margin-left="-0.199cm" fo:margin-top="0cm" fo:margin-bottom="0cm" table:align="left" style:writing-mode="lr-tb"/>
    </style:style>
    <style:style style:name="Tablo4.A" style:family="table-column">
      <style:table-column-properties style:column-width="17cm" style:rel-column-width="65535*"/>
    </style:style>
    <style:style style:name="Tablo4.1" style:family="table-row">
      <style:table-row-properties fo:keep-together="auto"/>
    </style:style>
    <style:style style:name="Tablo4.A1" style:family="table-cell">
      <style:table-cell-properties fo:padding-left="0.199cm" fo:padding-right="0.191cm" fo:padding-top="0cm" fo:padding-bottom="0cm" fo:border="0.5pt solid #00000a"/>
    </style:style>
    <style:style style:name="P1" style:family="paragraph" style:parent-style-name="List_20_Paragraph" style:list-style-name="WWNum1">
      <style:text-properties officeooo:paragraph-rsid="000f7bb6"/>
    </style:style>
    <style:style style:name="P2" style:family="paragraph" style:parent-style-name="List_20_Paragraph" style:list-style-name="WWNum1">
      <style:paragraph-properties fo:text-align="justify" style:justify-single-word="false"/>
      <style:text-properties officeooo:paragraph-rsid="000f7bb6"/>
    </style:style>
    <style:style style:name="P3" style:family="paragraph" style:parent-style-name="Standard">
      <style:paragraph-properties fo:text-align="center" style:justify-single-word="false"/>
      <style:text-properties officeooo:paragraph-rsid="000f7bb6"/>
    </style:style>
    <style:style style:name="P4" style:family="paragraph" style:parent-style-name="Standard">
      <style:paragraph-properties>
        <style:tab-stops>
          <style:tab-stop style:position="4.792cm"/>
        </style:tab-stops>
      </style:paragraph-properties>
      <style:text-properties fo:language="de" fo:country="DE" officeooo:paragraph-rsid="000f7bb6"/>
    </style:style>
    <style:style style:name="P5" style:family="paragraph" style:parent-style-name="Standard">
      <style:text-properties fo:language="de" fo:country="DE" officeooo:paragraph-rsid="000f7bb6"/>
    </style:style>
    <style:style style:name="P6" style:family="paragraph" style:parent-style-name="Standard">
      <style:paragraph-properties>
        <style:tab-stops>
          <style:tab-stop style:position="3.738cm"/>
        </style:tab-stops>
      </style:paragraph-properties>
      <style:text-properties officeooo:paragraph-rsid="000f7bb6"/>
    </style:style>
    <style:style style:name="P7" style:family="paragraph" style:parent-style-name="Standard">
      <style:paragraph-properties>
        <style:tab-stops>
          <style:tab-stop style:position="4.792cm"/>
        </style:tab-stops>
      </style:paragraph-properties>
      <style:text-properties officeooo:paragraph-rsid="000f7bb6"/>
    </style:style>
    <style:style style:name="P8" style:family="paragraph" style:parent-style-name="Standard">
      <style:paragraph-properties>
        <style:tab-stops>
          <style:tab-stop style:position="4.792cm"/>
        </style:tab-stops>
      </style:paragraph-properties>
      <style:text-properties fo:color="#000000" style:font-name="Consolas" fo:font-size="14pt" officeooo:paragraph-rsid="000f7bb6" style:font-size-asian="14pt" style:font-name-complex="Consolas1" style:font-size-complex="14pt"/>
    </style:style>
    <style:style style:name="P9" style:family="paragraph" style:parent-style-name="Standard">
      <style:paragraph-properties>
        <style:tab-stops>
          <style:tab-stop style:position="4.792cm"/>
        </style:tab-stops>
      </style:paragraph-properties>
      <style:text-properties fo:color="#000000" style:font-name="Consolas" fo:font-size="14pt" fo:language="de" fo:country="DE" officeooo:paragraph-rsid="000f7bb6" style:font-size-asian="14pt" style:font-name-complex="Consolas1" style:font-size-complex="14pt"/>
    </style:style>
    <style:style style:name="P10" style:family="paragraph" style:parent-style-name="Standard">
      <style:paragraph-properties fo:text-align="center" style:justify-single-word="false"/>
      <style:text-properties fo:color="#ff0000" fo:font-size="14pt" fo:language="de" fo:country="DE" fo:font-weight="bold" officeooo:paragraph-rsid="000f7bb6" style:font-size-asian="14pt" style:font-weight-asian="bold" style:font-size-complex="14pt"/>
    </style:style>
    <style:style style:name="P11" style:family="paragraph" style:parent-style-name="Standard">
      <style:paragraph-properties fo:text-align="center" style:justify-single-word="false"/>
      <style:text-properties fo:color="#ff0000" fo:font-size="14pt" fo:language="tr" fo:country="TR" fo:font-weight="bold" officeooo:paragraph-rsid="000f7bb6" style:font-size-asian="14pt" style:font-weight-asian="bold" style:font-size-complex="14pt"/>
    </style:style>
    <style:style style:name="P12" style:family="paragraph" style:parent-style-name="Standard">
      <style:text-properties fo:language="tr" fo:country="TR" officeooo:paragraph-rsid="000f7bb6"/>
    </style:style>
    <style:style style:name="P13" style:family="paragraph" style:parent-style-name="Standard">
      <style:paragraph-properties fo:text-align="center" style:justify-single-word="false"/>
      <style:text-properties fo:language="tr" fo:country="TR" officeooo:paragraph-rsid="000f7bb6"/>
    </style:style>
    <style:style style:name="P14" style:family="paragraph" style:parent-style-name="Standard">
      <style:text-properties officeooo:paragraph-rsid="000f7bb6"/>
    </style:style>
    <style:style style:name="P15" style:family="paragraph" style:parent-style-name="Standard">
      <style:paragraph-properties fo:margin-top="0cm" fo:margin-bottom="0cm" style:contextual-spacing="false" fo:line-height="100%"/>
    </style:style>
    <style:style style:name="P16" style:family="paragraph" style:parent-style-name="Standard">
      <style:paragraph-properties fo:margin-top="0cm" fo:margin-bottom="0cm" style:contextual-spacing="false" fo:line-height="100%">
        <style:tab-stops>
          <style:tab-stop style:position="3.738cm"/>
        </style:tab-stops>
      </style:paragraph-properties>
    </style:style>
    <style:style style:name="P17" style:family="paragraph" style:parent-style-name="Standard">
      <style:paragraph-properties fo:margin-top="0cm" fo:margin-bottom="0cm" style:contextual-spacing="false" fo:line-height="100%">
        <style:tab-stops>
          <style:tab-stop style:position="3.738cm"/>
        </style:tab-stops>
      </style:paragraph-properties>
      <style:text-properties officeooo:paragraph-rsid="000f7bb6"/>
    </style:style>
    <style:style style:name="P18" style:family="paragraph" style:parent-style-name="Standard">
      <style:paragraph-properties fo:margin-top="0cm" fo:margin-bottom="0cm" style:contextual-spacing="false" fo:line-height="100%">
        <style:tab-stops>
          <style:tab-stop style:position="4.792cm"/>
        </style:tab-stops>
      </style:paragraph-properties>
    </style:style>
    <style:style style:name="P19" style:family="paragraph" style:parent-style-name="Standard">
      <style:paragraph-properties fo:margin-top="0cm" fo:margin-bottom="0cm" style:contextual-spacing="false" fo:line-height="100%">
        <style:tab-stops>
          <style:tab-stop style:position="4.792cm"/>
        </style:tab-stops>
      </style:paragraph-properties>
      <style:text-properties officeooo:paragraph-rsid="000f7bb6"/>
    </style:style>
    <style:style style:name="P20" style:family="paragraph" style:parent-style-name="Standard">
      <style:paragraph-properties fo:margin-top="0cm" fo:margin-bottom="0cm" style:contextual-spacing="false" fo:line-height="100%"/>
      <style:text-properties officeooo:paragraph-rsid="000f7bb6"/>
    </style:style>
    <style:style style:name="P21" style:family="paragraph" style:parent-style-name="Standard">
      <style:paragraph-properties fo:margin-top="0cm" fo:margin-bottom="0cm" style:contextual-spacing="false" fo:line-height="100%"/>
      <style:text-properties fo:color="#000000" style:font-name="Consolas" fo:font-size="12pt" officeooo:paragraph-rsid="000f7bb6" style:font-size-asian="12pt" style:font-name-complex="Consolas1" style:font-size-complex="12pt"/>
    </style:style>
    <style:style style:name="P22" style:family="paragraph" style:parent-style-name="Standard">
      <style:paragraph-properties fo:margin-top="0cm" fo:margin-bottom="0cm" style:contextual-spacing="false" fo:line-height="100%"/>
      <style:text-properties style:font-name="Consolas" fo:font-size="12pt" officeooo:paragraph-rsid="000f7bb6" style:font-size-asian="12pt" style:font-name-complex="Consolas1" style:font-size-complex="12pt"/>
    </style:style>
    <style:style style:name="P23" style:family="paragraph" style:parent-style-name="Standard">
      <style:paragraph-properties fo:margin-top="0cm" fo:margin-bottom="0cm" style:contextual-spacing="false" fo:line-height="100%"/>
      <style:text-properties style:font-name="Consolas" fo:font-size="14pt" officeooo:paragraph-rsid="000f7bb6" style:font-size-asian="14pt" style:font-name-complex="Consolas1" style:font-size-complex="14pt"/>
    </style:style>
    <style:style style:name="P24" style:family="paragraph" style:parent-style-name="Standard" style:master-page-name="Standard">
      <style:paragraph-properties style:page-number="auto"/>
      <style:text-properties officeooo:rsid="000f7bb6" officeooo:paragraph-rsid="000f7bb6"/>
    </style:style>
    <style:style style:name="P25" style:family="paragraph">
      <style:paragraph-properties fo:text-align="center"/>
    </style:style>
    <style:style style:name="T1" style:family="text">
      <style:text-properties fo:color="#ff0000"/>
    </style:style>
    <style:style style:name="T2" style:family="text">
      <style:text-properties fo:color="#ff0000" fo:language="de" fo:country="DE" fo:font-weight="bold" style:font-weight-asian="bold"/>
    </style:style>
    <style:style style:name="T3" style:family="text">
      <style:text-properties fo:color="#ff0000" fo:font-size="14pt" fo:language="tr" fo:country="TR" fo:font-weight="bold" style:font-size-asian="14pt" style:font-weight-asian="bold" style:font-size-complex="14pt"/>
    </style:style>
    <style:style style:name="T4" style:family="text">
      <style:text-properties fo:color="#ff0000" fo:font-size="12pt" fo:language="tr" fo:country="TR" style:font-size-asian="12pt" style:font-size-complex="12pt"/>
    </style:style>
    <style:style style:name="T5" style:family="text">
      <style:text-properties fo:language="de" fo:country="DE"/>
    </style:style>
    <style:style style:name="T6" style:family="text">
      <style:text-properties fo:language="de" fo:country="DE" fo:background-color="#ffff00"/>
    </style:style>
    <style:style style:name="T7" style:family="text">
      <style:text-properties fo:color="#7f0055" style:font-name="Consolas" fo:font-size="12pt" fo:font-weight="bold" style:font-size-asian="12pt" style:font-weight-asian="bold" style:font-name-complex="Consolas1" style:font-size-complex="12pt" style:font-weight-complex="bold"/>
    </style:style>
    <style:style style:name="T8" style:family="text">
      <style:text-properties fo:color="#7f0055" style:font-name="Consolas" fo:font-size="14pt" fo:language="de" fo:country="DE" fo:font-weight="bold" style:font-size-asian="14pt" style:font-weight-asian="bold" style:font-name-complex="Consolas1" style:font-size-complex="14pt" style:font-weight-complex="bold"/>
    </style:style>
    <style:style style:name="T9" style:family="text">
      <style:text-properties fo:color="#7f0055" style:font-name="Consolas" fo:font-size="14pt" fo:font-weight="bold" style:font-size-asian="14pt" style:font-weight-asian="bold" style:font-name-complex="Consolas1" style:font-size-complex="14pt" style:font-weight-complex="bold"/>
    </style:style>
    <style:style style:name="T10" style:family="text">
      <style:text-properties fo:color="#7f0055" style:font-name="Consolas" fo:font-size="14pt" fo:font-weight="bold" fo:background-color="#ffff00" style:font-size-asian="14pt" style:font-weight-asian="bold" style:font-name-complex="Consolas1" style:font-size-complex="14pt" style:font-weight-complex="bold"/>
    </style:style>
    <style:style style:name="T11" style:family="text">
      <style:text-properties fo:color="#000000" style:font-name="Consolas" fo:font-size="12pt" style:font-size-asian="12pt" style:font-name-complex="Consolas1" style:font-size-complex="12pt"/>
    </style:style>
    <style:style style:name="T12" style:family="text">
      <style:text-properties fo:color="#000000" style:font-name="Consolas" fo:font-size="12pt" fo:language="tr" fo:country="TR" fo:background-color="#ffff00" style:font-size-asian="12pt" style:font-name-complex="Consolas1" style:font-size-complex="12pt"/>
    </style:style>
    <style:style style:name="T13" style:family="text">
      <style:text-properties fo:color="#000000" style:font-name="Consolas" fo:font-size="14pt" fo:language="de" fo:country="DE" style:font-size-asian="14pt" style:font-name-complex="Consolas1" style:font-size-complex="14pt"/>
    </style:style>
    <style:style style:name="T14" style:family="text">
      <style:text-properties fo:color="#000000" style:font-name="Consolas" fo:font-size="14pt" style:font-size-asian="14pt" style:font-name-complex="Consolas1" style:font-size-complex="14pt"/>
    </style:style>
    <style:style style:name="T15" style:family="text">
      <style:text-properties fo:color="#000000" style:font-name="Consolas" fo:font-size="14pt" fo:background-color="#ffff00" style:font-size-asian="14pt" style:font-name-complex="Consolas1" style:font-size-complex="14pt"/>
    </style:style>
    <style:style style:name="T16" style:family="text">
      <style:text-properties fo:color="#000000" style:font-name="Consolas" fo:font-size="14pt" style:text-underline-style="solid" style:text-underline-width="auto" style:text-underline-color="font-color" fo:background-color="#ffff00" style:font-size-asian="14pt" style:font-name-complex="Consolas1" style:font-size-complex="14pt"/>
    </style:style>
    <style:style style:name="T17" style:family="text">
      <style:text-properties fo:color="#000000" style:font-name="Consolas" fo:font-size="14pt" style:text-underline-style="solid" style:text-underline-width="auto" style:text-underline-color="font-color" style:font-size-asian="14pt" style:font-name-complex="Consolas1" style:font-size-complex="14pt"/>
    </style:style>
    <style:style style:name="T18" style:family="text">
      <style:text-properties fo:color="#000000" style:font-name="Consolas" fo:font-size="14pt" fo:background-color="#c0c0c0" style:font-size-asian="14pt" style:font-name-complex="Consolas1" style:font-size-complex="14pt"/>
    </style:style>
    <style:style style:name="T19" style:family="text">
      <style:text-properties fo:color="#000000" style:font-name="Consolas" fo:font-size="14pt" fo:language="tr" fo:country="TR" style:font-size-asian="14pt" style:font-name-complex="Consolas1" style:font-size-complex="14pt"/>
    </style:style>
    <style:style style:name="T20" style:family="text">
      <style:text-properties fo:color="#000000" style:text-line-through-style="solid" style:font-name="Consolas" fo:font-size="14pt" style:text-underline-style="solid" style:text-underline-width="auto" style:text-underline-color="font-color" style:font-size-asian="14pt" style:font-name-complex="Consolas1" style:font-size-complex="14pt"/>
    </style:style>
    <style:style style:name="T21" style:family="text">
      <style:text-properties fo:color="#2a00ff" style:font-name="Consolas" fo:font-size="12pt" style:font-size-asian="12pt" style:font-name-complex="Consolas1" style:font-size-complex="12pt"/>
    </style:style>
    <style:style style:name="T22" style:family="text">
      <style:text-properties fo:color="#2a00ff" style:font-name="Consolas" fo:font-size="14pt" style:font-size-asian="14pt" style:font-name-complex="Consolas1" style:font-size-complex="14pt"/>
    </style:style>
    <style:style style:name="T23" style:family="text">
      <style:text-properties fo:color="#3f7f5f" style:font-name="Consolas" fo:font-size="14pt" fo:language="de" fo:country="DE" style:font-size-asian="14pt" style:font-name-complex="Consolas1" style:font-size-complex="14pt"/>
    </style:style>
    <style:style style:name="T24" style:family="text">
      <style:text-properties fo:color="#3f7f5f" style:font-name="Consolas" fo:font-size="14pt" fo:language="de" fo:country="DE" style:text-underline-style="solid" style:text-underline-width="auto" style:text-underline-color="font-color" style:font-size-asian="14pt" style:font-name-complex="Consolas1" style:font-size-complex="14pt"/>
    </style:style>
    <style:style style:name="T25" style:family="text">
      <style:text-properties fo:color="#3f7f5f" style:font-name="Consolas" fo:font-size="14pt" style:font-size-asian="14pt" style:font-name-complex="Consolas1" style:font-size-complex="14pt"/>
    </style:style>
    <style:style style:name="T26" style:family="text">
      <style:text-properties fo:background-color="#ffff00"/>
    </style:style>
    <style:style style:name="T27" style:family="text">
      <style:text-properties fo:background-color="#ff0000"/>
    </style:style>
    <style:style style:name="T28" style:family="text">
      <style:text-properties fo:language="tr" fo:country="TR"/>
    </style:style>
    <style:style style:name="T29" style:family="text">
      <style:text-properties fo:color="#0000c0" style:font-name="Consolas" fo:font-size="14pt" fo:font-style="italic" style:font-size-asian="14pt" style:font-style-asian="italic" style:font-name-complex="Consolas1" style:font-size-complex="14pt" style:font-style-complex="italic"/>
    </style:style>
    <style:style style:name="T30" style:family="text">
      <style:text-properties fo:color="#0000c0" style:font-name="Consolas" fo:font-size="12pt" fo:background-color="#ffff00" style:font-size-asian="12pt" style:font-name-complex="Consolas1" style:font-size-complex="12pt"/>
    </style:style>
    <style:style style:name="T31" style:family="text">
      <style:text-properties fo:color="#0000c0" style:font-name="Consolas" fo:font-size="12pt" fo:language="tr" fo:country="TR" style:font-size-asian="12pt" style:font-name-complex="Consolas1" style:font-size-complex="12pt"/>
    </style:style>
    <style:style style:name="T32" style:family="text">
      <style:text-properties fo:color="#0000c0" style:font-name="Consolas" fo:font-size="12pt" style:font-size-asian="12pt" style:font-name-complex="Consolas1" style:font-size-complex="12pt"/>
    </style:style>
    <style:style style:name="T33" style:family="text">
      <style:text-properties fo:color="#7f9fbf" style:font-name="Consolas" fo:font-size="14pt" fo:font-weight="bold" style:font-size-asian="14pt" style:font-weight-asian="bold" style:font-name-complex="Consolas1" style:font-size-complex="14pt" style:font-weight-complex="bold"/>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1.171cm" fo:min-width="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round" draw:fill="solid"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stroke-linejoin="round" draw:fill="none" draw:textarea-vertical-align="top" fo:min-height="1.247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üretme</text:p>
      <text:p text:style-name="P14">Türetme durumunda heap’te sınıf değişkenlerinin dizilimi</text:p>
      <text:p text:style-name="P14"><draw:frame draw:style-name="fr1" draw:name="Çerçeve1" text:anchor-type="char" svg:x="3.851cm" svg:y="0.672cm" svg:width="5.463cm" svg:height="0.744cm" draw:z-index="0"><draw:text-box><text:p text:style-name="Frame_20_contents"><text:span text:style-name="T30">Alt a = new Alt(10);</text:span></text:p></draw:text-box></draw:frame></text:p>
      <text:p text:style-name="P14"><draw:custom-shape text:anchor-type="paragraph" draw:z-index="1" draw:style-name="gr1" svg:width="1.463cm" svg:height="1.172cm" svg:x="0.208cm" svg:y="0.376cm"><text:p/><draw:enhanced-geometry svg:viewBox="0 0 21600 21600" draw:type="mso-spt32" draw:enhanced-path="M 0 0 L 21600 21600 N"/></draw:custom-shape></text:p>
      <text:p text:style-name="P14"><draw:rect text:anchor-type="paragraph" draw:z-index="3" draw:style-name="gr2" draw:text-style-name="P25" svg:width="8.076cm" svg:height="1.248cm" svg:x="0.208cm" svg:y="0.649cm"><text:p/></draw:rect><draw:custom-shape text:anchor-type="paragraph" draw:z-index="6" draw:style-name="gr3" svg:width="0.003cm" svg:height="1.248cm" svg:x="6.463cm" svg:y="0.649cm"><text:p/><draw:enhanced-geometry svg:viewBox="0 0 21600 21600" draw:type="mso-spt32" draw:enhanced-path="M 0 0 L 21600 21600 N"/></draw:custom-shape><draw:custom-shape text:anchor-type="paragraph" draw:z-index="9" draw:style-name="gr3" svg:width="0.003cm" svg:height="1.248cm" svg:x="4.138cm" svg:y="0.649cm"><text:p/><draw:enhanced-geometry svg:viewBox="0 0 21600 21600" draw:type="mso-spt32" draw:enhanced-path="M 0 0 L 21600 21600 N"/></draw:custom-shape><draw:custom-shape text:anchor-type="paragraph" draw:z-index="10" draw:style-name="gr3" svg:width="0.003cm" svg:height="1.248cm" svg:x="1.886cm" svg:y="0.649cm"><text:p/><draw:enhanced-geometry svg:viewBox="0 0 21600 21600" draw:type="mso-spt32" draw:enhanced-path="M 0 0 L 21600 21600 N"/></draw:custom-shape><draw:frame draw:style-name="fr1" draw:name="Çerçeve2" text:anchor-type="char" svg:x="1.67cm" svg:y="-0.884cm" svg:width="1.533cm" svg:height="0.744cm" draw:z-index="2"><draw:text-box><text:p text:style-name="Frame_20_contents"><text:span text:style-name="T31">a</text:span></text:p></draw:text-box></draw:frame><draw:frame draw:style-name="fr1" draw:name="Çerçeve5" text:anchor-type="char" svg:x="2.198cm" svg:y="0.984cm" svg:width="1.533cm" svg:height="0.744cm" draw:z-index="7"><draw:text-box><text:p text:style-name="Frame_20_contents"><text:span text:style-name="T30">iUU</text:span></text:p></draw:text-box></draw:frame><draw:frame draw:style-name="fr1" draw:name="Çerçeve6" text:anchor-type="char" svg:x="0.353cm" svg:y="0.984cm" svg:width="1.533cm" svg:height="0.744cm" draw:z-index="8"><draw:text-box><text:p text:style-name="Frame_20_contents"><text:span text:style-name="T30">ieU</text:span></text:p></draw:text-box></draw:frame></text:p>
      <text:p text:style-name="P14"/>
      <text:p text:style-name="P14"><draw:frame draw:style-name="fr1" draw:name="Çerçeve3" text:anchor-type="char" svg:x="6.752cm" svg:y="0.18cm" svg:width="1.533cm" svg:height="0.744cm" draw:z-index="4"><draw:text-box><text:p text:style-name="Frame_20_contents"><text:span text:style-name="T30">i</text:span><text:span text:style-name="T32">a</text:span></text:p></draw:text-box></draw:frame><draw:frame draw:style-name="fr1" draw:name="Çerçeve4" text:anchor-type="char" svg:x="4.217cm" svg:y="0.011cm" svg:width="1.533cm" svg:height="0.744cm" draw:z-index="5"><draw:text-box><text:p text:style-name="Frame_20_contents"><text:span text:style-name="T30">iU</text:span></text:p></draw:text-box></draw:frame></text:p>
      <text:p text:style-name="P6"><text:tab/></text:p>
      <text:p text:style-name="P6">Bir sınıf (alt sınıf) bir sınıftan (üst, super sınıf) türerken üst sınıfın yapılandırıcısını çağırır. Eğer açıkca yapılandırıcı yoksa default default yapılandırıcıyı çağırır. Varsa alt sınıf yapılandırıcısı üst sınıfın uygun yapılandırıcısını super(parametre) diyerek çağırır.</text:p>
      <text:p text:style-name="P6"/>
      <text:p text:style-name="P6"/>
      <table:table table:name="Tablo1" table:style-name="Tablo1">
        <table:table-column table:style-name="Tablo1.A"/>
        <table:table-row table:style-name="Tablo1.1">
          <table:table-cell table:style-name="Tablo1.A1" office:value-type="string">
            <text:p text:style-name="P17">#include &lt;iostream&gt;</text:p>
            <text:p text:style-name="P17"/>
            <text:p text:style-name="P17">using namespace std;</text:p>
            <text:p text:style-name="P17"/>
            <text:p text:style-name="P17">class Aritmetik{</text:p>
            <text:p text:style-name="P17"><text:s text:c="4"/>private:</text:p>
            <text:p text:style-name="P17"><text:s text:c="6"/>int a,b;</text:p>
            <text:p text:style-name="P17"><text:s text:c="6"/>int carp();</text:p>
            <text:p text:style-name="P17"><text:s text:c="4"/>public:</text:p>
            <text:p text:style-name="P17"><text:s text:c="7"/>Aritmetik(int a, int b);</text:p>
            <text:p text:style-name="P17"><text:s text:c="7"/>int topla(); <text:s text:c="5"/></text:p>
            <text:p text:style-name="P17">};</text:p>
            <text:p text:style-name="P17"/>
            <text:p text:style-name="P17">Aritmetik::Aritmetik (int i, int j){</text:p>
            <text:p text:style-name="P17"><text:s text:c="2"/>a=i;</text:p>
            <text:p text:style-name="P17"><text:s text:c="2"/>b=j;</text:p>
            <text:p text:style-name="P17">}</text:p>
            <text:p text:style-name="P17">int Aritmetik::carp(){</text:p>
            <text:p text:style-name="P17"><text:s text:c="3"/>return a * b;</text:p>
            <text:p text:style-name="P17">}</text:p>
            <text:p text:style-name="P17">int Aritmetik::topla(){</text:p>
            <text:p text:style-name="P17"><text:s text:c="3"/>return a + b;</text:p>
            <text:p text:style-name="P17">}</text:p>
            <text:p text:style-name="P17">int main(int argc, char *argv[])</text:p>
            <text:p text:style-name="P17">{</text:p>
            <text:p text:style-name="P17"><text:s text:c="4"/>Aritmetik *ar=new Aritmetik(2,4);</text:p>
            <text:p text:style-name="P17"><text:s text:c="4"/>int sonuc= ar-&gt;topla();</text:p>
            <text:p text:style-name="P17"><text:s text:c="4"/>printf("%d\n",sonuc);</text:p>
            <text:p text:style-name="P17"><text:s text:c="4"/>system("PAUSE");</text:p>
            <text:p text:style-name="P17"><text:s text:c="4"/>return EXIT_SUCCESS;</text:p>
            <text:p text:style-name="P17">}</text:p>
          </table:table-cell>
        </table:table-row>
      </table:table>
      <text:p text:style-name="P6"/>
      <text:p text:style-name="P6"/>
      <text:p text:style-name="P6"/>
      <text:p text:style-name="P6"/>
      <text:p text:style-name="P6"/>
      <text:p text:style-name="P6"/>
      <text:p text:style-name="P6"/>
      <text:p text:style-name="P6"/>
      <text:p text:style-name="P4"><text:soft-page-break/></text:p>
      <text:p text:style-name="P4"/>
      <text:p text:style-name="P4"/>
      <table:table table:name="Tablo2" table:style-name="Tablo2">
        <table:table-column table:style-name="Tablo2.A"/>
        <table:table-row table:style-name="Tablo2.1">
          <table:table-cell table:style-name="Tablo2.A1" office:value-type="string">
            <text:p text:style-name="P19">using namespace std;</text:p>
            <text:p text:style-name="P19"/>
            <text:p text:style-name="P19">class Taban{</text:p>
            <text:p text:style-name="P19"><text:s/>public:</text:p>
            <text:p text:style-name="P19"><text:span text:style-name="T1"><text:s text:c="2"/></text:span><text:s/><text:span text:style-name="T26">virtual</text:span> int metod (int a); <text:s text:c="5"/></text:p>
            <text:p text:style-name="P19"/>
            <text:p text:style-name="P19">};</text:p>
            <text:p text:style-name="P19"/>
            <text:p text:style-name="P19">class Turemis : public Taban{</text:p>
            <text:p text:style-name="P19"><text:s text:c="2"/>public:</text:p>
            <text:p text:style-name="P19"><text:s text:c="4"/><text:span text:style-name="T27">double</text:span> metod(int a);</text:p>
            <text:p text:style-name="P19">};</text:p>
            <text:p text:style-name="P19"/>
            <text:p text:style-name="P19">int Taban::metod(int i){</text:p>
            <text:p text:style-name="P19"><text:s text:c="4"/>return 0;</text:p>
            <text:p text:style-name="P19">}</text:p>
            <text:p text:style-name="P19"/>
            <text:p text:style-name="P19">double Turemis::metod(int i){</text:p>
            <text:p text:style-name="P19"><text:s text:c="4"/>return 0;</text:p>
            <text:p text:style-name="P19">}</text:p>
            <text:p text:style-name="P19">int main(int argc, char *argv[])</text:p>
            <text:p text:style-name="P19">{</text:p>
            <text:p text:style-name="P19"><text:s text:c="4"/>Turemis *t=new Turemis();</text:p>
            <text:p text:style-name="P19"><text:s text:c="4"/>system("PAUSE");</text:p>
            <text:p text:style-name="P19"><text:s text:c="4"/>return EXIT_SUCCESS;</text:p>
            <text:p text:style-name="P19"><text:span text:style-name="T5">}</text:span></text:p>
          </table:table-cell>
        </table:table-row>
      </table:table>
      <text:p text:style-name="P4"/>
      <text:p text:style-name="P7"><text:span text:style-name="T5">Upcast nesnesi yardımıyla override metodu çağrıldığında türemiş metod çağrılır. Bu özellik polymorphism’e yol açar.</text:span></text:p>
      <text:p text:style-name="P7"><text:span text:style-name="T5">C++‘da ve C#‘da override olabilmesi için tabandaki fonksiyonun başına virtual anahtar kelimesi getirilmelidir. C#‘da tabanda virtual bildirimi yapıldıysa türemis sinfta mutlaka override anahtar kelimesi kullanılmalıdır.</text:span></text:p>
      <text:p text:style-name="P7"><text:span text:style-name="T5">Java’da taban sınıftaki fonksiyonlar otomatik olarak virtual fonksiyon kabul edilmektedir. Bunun da performans açısından sakıncaları vardır.</text:span></text:p>
      <text:p text:style-name="P7"><text:span text:style-name="T5">Override fonksiyonlar için adres tutan tablo (dynamic lookup table) oluşturulmaktadır. Eğer amaç polymorfizm değilse boş yere bu tablo açılacaktır. Java’da bu yüzden ben override yapmak istemiyorum demek zorunda kalınır. Bu ise fonksiyonun başına final getirilerek yapılır. Eğer sınıfın türetilmesi istenmiyorsa sınıfın başına final anahtar kelimesi getirilir(String, Math sınıfları). Bu durumda fonksiyonların başına final getirmeye gerek yoktur. Bu sınıflara concrete (somut) sınıflar adı verilir.</text:span></text:p>
      <text:p text:style-name="P7"><text:span text:style-name="T5">Java’da upcast nesnesi yardımıyla override metod cagrıldığında mutlaka türemişinki çağrılacağına göre, tabandaki metodun içinin gerçekte dolu olmasına gerek yoktur. Bir sınıf sadece polymorfizm, design pattern gibi (override, upcast) amaçlarla kullanılacaksa o sınıfın </text:span><text:span text:style-name="T6">soyut sınıf(abstract class) veya arayüz (interface)olması gerekir !!!!</text:span></text:p>
      <table:table table:name="Tablo3" table:style-name="Tablo3">
        <table:table-column table:style-name="Tablo3.A"/>
        <table:table-row table:style-name="Tablo3.1">
          <table:table-cell table:style-name="Tablo3.A1" office:value-type="string">
            <text:p text:style-name="P20"><text:span text:style-name="T9">public</text:span><text:span text:style-name="T14"> </text:span><text:span text:style-name="T9">abstract</text:span><text:span text:style-name="T14"> </text:span><text:span text:style-name="T9">class</text:span><text:span text:style-name="T14"> Soyut {</text:span></text:p>
            <text:p text:style-name="P23"/>
            <text:p text:style-name="P20"><text:span text:style-name="T14"><text:tab/></text:span><text:span text:style-name="T9">public</text:span><text:span text:style-name="T14"> </text:span><text:span text:style-name="T9">abstract</text:span><text:span text:style-name="T14"> </text:span><text:span text:style-name="T9">int</text:span><text:span text:style-name="T14"> fonk(</text:span><text:span text:style-name="T9">double</text:span><text:span text:style-name="T14"> d);</text:span></text:p>
            <text:p text:style-name="P19"><text:span text:style-name="T14">}</text:span></text:p>
          </table:table-cell>
        </table:table-row>
      </table:table>
      <text:p text:style-name="P4"><text:soft-page-break/></text:p>
      <table:table table:name="Tablo4" table:style-name="Tablo4">
        <table:table-column table:style-name="Tablo4.A"/>
        <table:table-row table:style-name="Tablo4.1">
          <table:table-cell table:style-name="Tablo4.A1" office:value-type="string">
            <text:p text:style-name="P19">using namespace std;</text:p>
            <text:p text:style-name="P19"/>
            <text:p text:style-name="P19">class Taban{</text:p>
            <text:p text:style-name="P19"><text:s text:c="2"/>public:</text:p>
            <text:p text:style-name="P19"><text:s text:c="2"/>virtual <text:s text:c="2"/>int metod(double d); <text:s text:c="5"/></text:p>
            <text:p text:style-name="P19">};</text:p>
            <text:p text:style-name="P19"/>
            <text:p text:style-name="P19">class Turemis:public Taban{</text:p>
            <text:p text:style-name="P19"><text:s text:c="3"/>public:</text:p>
            <text:p text:style-name="P19"><text:s text:c="5"/>int metod(double d); <text:s text:c="3"/></text:p>
            <text:p text:style-name="P19">};</text:p>
            <text:p text:style-name="P19"/>
            <text:p text:style-name="P19">int Taban::metod(double d){</text:p>
            <text:p text:style-name="P19"><text:s text:c="4"/>printf("taban metod\n");</text:p>
            <text:p text:style-name="P19"><text:s text:c="4"/>return 0;</text:p>
            <text:p text:style-name="P19">}</text:p>
            <text:p text:style-name="P19"/>
            <text:p text:style-name="P19">int Turemis::metod(double d){</text:p>
            <text:p text:style-name="P19"><text:s text:c="7"/>printf("turemis metod\n");</text:p>
            <text:p text:style-name="P19"><text:s text:c="4"/>return 0;</text:p>
            <text:p text:style-name="P19">}</text:p>
            <text:p text:style-name="P19"/>
            <text:p text:style-name="P19">int main(int argc, char *argv[])</text:p>
            <text:p text:style-name="P19">{</text:p>
            <text:p text:style-name="P19"><text:s text:c="4"/>Taban *tau=new Turemis(); //upcast</text:p>
            <text:p text:style-name="P19"><text:s text:c="4"/>tau-&gt;metod(2.0);</text:p>
            <text:p text:style-name="P19"><text:s text:c="4"/>system("PAUSE");</text:p>
            <text:p text:style-name="P19"><text:s text:c="4"/>return EXIT_SUCCESS;</text:p>
            <text:p text:style-name="P19"><text:span text:style-name="T5">}</text:span></text:p>
          </table:table-cell>
        </table:table-row>
      </table:table>
      <text:p text:style-name="P4"/>
      <text:p text:style-name="P20"><text:span text:style-name="T9">public</text:span><text:span text:style-name="T14"> </text:span><text:span text:style-name="T9">interface</text:span><text:span text:style-name="T14"> ArayuzTaban {</text:span></text:p>
      <text:p text:style-name="P23"/>
      <text:p text:style-name="P20"><text:span text:style-name="T14"><text:tab/></text:span><text:span text:style-name="T9">public</text:span><text:span text:style-name="T14"> </text:span><text:span text:style-name="T9">int</text:span><text:span text:style-name="T14"> fonk(String s);</text:span></text:p>
      <text:p text:style-name="P7"><text:span text:style-name="T14">}</text:span></text:p>
      <text:p text:style-name="P8"/>
      <text:p text:style-name="P20"><text:span text:style-name="T9">public</text:span><text:span text:style-name="T14"> </text:span><text:span text:style-name="T9">interface</text:span><text:span text:style-name="T14"> TuremisArayuz </text:span><text:span text:style-name="T9">extends</text:span><text:span text:style-name="T14"> ArayuzTaban {</text:span></text:p>
      <text:p text:style-name="P23"/>
      <text:p text:style-name="P20"><text:span text:style-name="T14"><text:tab/></text:span><text:span text:style-name="T9">public</text:span><text:span text:style-name="T14"> </text:span><text:span text:style-name="T9">void</text:span><text:span text:style-name="T14"> digerFonk(</text:span><text:span text:style-name="T9">int</text:span><text:span text:style-name="T14"> i);</text:span></text:p>
      <text:p text:style-name="P7"><text:span text:style-name="T13">}</text:span></text:p>
      <text:p text:style-name="P9"/>
      <text:p text:style-name="P7"><text:span text:style-name="T13">Bir arayüz diger arayüz/arayüzlerden extends anahtar kelimesiyle türer. Soyut bir sınıftan türeme yapan bir sınıf ilgili metodu override yapmaz ise kendisi de soyut(abstract) kalır.</text:span></text:p>
      <text:p text:style-name="P10"/>
      <text:p text:style-name="P11"/>
      <text:p text:style-name="P11"/>
      <text:p text:style-name="P11"/>
      <text:p text:style-name="P11"/>
      <text:p text:style-name="P3"><text:soft-page-break/><text:span text:style-name="T3"/></text:p>
      <text:p text:style-name="P12"/>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300 300" svg:d="m150 0 150 300h-300z"/>
    <draw:stroke-dash draw:name="Dash_20_10" draw:display-name="Dash 10" draw:style="rect" draw:dots1="1" draw:dots1-length="0.035cm" draw:distance="0.03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4-14T15:15:47.981583542</meta:creation-date>
    <dc:date>2014-04-14T15:28:00.714810609</dc:date>
    <dc:creator>sertac </dc:creator>
    <meta:editing-duration>P0D</meta:editing-duration>
    <meta:editing-cycles>1</meta:editing-cycles>
    <meta:document-statistic meta:table-count="4" meta:image-count="0" meta:object-count="0" meta:page-count="4" meta:paragraph-count="98" meta:word-count="419" meta:character-count="3292" meta:non-whitespace-character-count="2801"/>
    <meta:generator>LibreOffice/4.1.2.3$Linux_X86_64 LibreOffice_project/410m0$Build-3</meta:generator>
  </office:meta>
</office:document-meta>
</file>